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4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T4" style:parent-style-name="DefaultParagraphFont" style:family="text">
      <style:text-properties fo:color="#000000" fo:background-color="#FFFFFF" fo:language="en" fo:country="US"/>
    </style:style>
    <style:style style:name="T5" style:parent-style-name="DefaultParagraphFont" style:family="text">
      <style:text-properties fo:color="#000000" fo:background-color="#FFFFFF" fo:language="en" fo:country="US"/>
    </style:style>
    <style:style style:name="T6" style:parent-style-name="DefaultParagraphFont" style:family="text">
      <style:text-properties fo:color="#000000" fo:background-color="#FFFFFF"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color="#000000" fo:background-color="#FFFFFF" fo:language="en" fo:country="US"/>
    </style:style>
    <style:style style:name="T12" style:parent-style-name="DefaultParagraphFont" style:family="text">
      <style:text-properties fo:color="#000000" fo:background-color="#FFFFFF"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style:text-position="super 63.6%" fo:language="en" fo:country="US"/>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list-style-name="LFO8"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paragraph-properties fo:margin-left="0.25in">
        <style:tab-stops/>
      </style:paragraph-properties>
      <style:text-properties fo:language="en" fo:country="US"/>
    </style:style>
    <style:style style:name="P60" style:parent-style-name="Normal" style:family="paragraph">
      <style:paragraph-properties fo:margin-left="0.25in">
        <style:tab-stops/>
      </style:paragraph-properties>
      <style:text-properties fo:language="en" fo:country="US"/>
    </style:style>
    <style:style style:name="P61" style:parent-style-name="Normal" style:list-style-name="LFO7" style:family="paragraph">
      <style:text-properties fo:language="en" fo:country="US"/>
    </style:style>
    <style:style style:name="P62" style:parent-style-name="Normal" style:family="paragraph">
      <style:paragraph-properties fo:margin-left="0.25in">
        <style:tab-stops/>
      </style:paragraph-properties>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T93" style:parent-style-name="DefaultParagraphFont" style:family="text">
      <style:text-properties fo:language="en" fo:country="US"/>
    </style:style>
  </office:automatic-styles>
  <office:body>
    <office:text text:use-soft-page-breaks="true">
      <text:p text:style-name="P1">"A zeitgeist-defining sensation”.<text:s/>That's how<text:s/>the<text:s/>Criterion collection speaks about 2019 Academy award winner film Parasite. The film not only achieved recognition across world critique but its thrilling suspense plot conquered mainstream audience.<text:s/>In Parasite we are introduced to<text:s/>a<text:s/>low-class<text:s/>family<text:s/>that slyly<text:s/>infiltrates in the lives of the wealthy Park family.<text:s/></text:p>
      <text:p text:style-name="P2">One of the most impressive aspects of this class inequality tale is its use of<text:s/>space.<text:s/>68% of the film takes place in<text:s/>the<text:s/>Parks’ house. The<text:s/>impressive<text:s/>household was built for the occasion<text:s/>in a one piece set<text:s/>by Production designer Lee Ha Jun.<text:s/>Wide rooms, endless stairs and<text:s/>secret<text:s/>passages:<text:s/>a maze designed for the characters to get lost.</text:p>
      <text:p text:style-name="P3">This house<text:s/>plays a key defining role<text:s/>and the way that the<text:s/>protagonists<text:s/>inhabit<text:s/>it tells a lot<text:s/>about them. In this visualization,<text:s/>we try to understand the importance of architecture in the film and how it embodies characters<text:s/>class<text:s/>and intention.<text:s/><text:s/>How does<text:s/>the building<text:s/>shape the characters?<text:s/>How the way they move and the rooms they stay reveals?<text:s/>What does this house tell of them?</text:p>
      <text:p text:style-name="Normal"><text:span text:style-name="T4">“</text:span><text:span text:style-name="T5">I wanted to show the increasing and suffocating density that reflects the class difference between elevated areas and lower ones</text:span><text:span text:style-name="T6">”<text:s/></text:span><text:span text:style-name="T7">Lee Ha Jun</text:span><text:span text:style-name="T8">. I</text:span><text:span text:style-name="T9">nterview with dezeen.</text:span></text:p>
      <text:p text:style-name="Normal"><text:span text:style-name="T10">“</text:span><text:span text:style-name="T11">The vertical structure of the house reflects the relations between the three families, with Geunse at the bottom.”</text:span><text:span text:style-name="T12"><text:s text:c="2"/></text:span><text:span text:style-name="T13">Lee Ha Jun</text:span><text:span text:style-name="T14"><text:s/>Interview with dezeen</text:span></text:p>
      <text:p text:style-name="P15"/>
      <text:p text:style-name="P16">This is the Park's house. Here, we can see the main locations where the action takes place in the film.</text:p>
      <text:p text:style-name="P17">For the sake of our Visualization we will simplify things a bit. Let's keep the House floor basics.</text:p>
      <text:p text:style-name="P18">Hovering over each area you can see what area of the house they represent.</text:p>
      <text:p text:style-name="P19">Additionally,<text:s/>we have added some key locations that were not in the original<text:s/>drawing. It is the case of the<text:s/>Basement and the<text:s/>Cave.<text:s/></text:p>
      <text:p text:style-name="P20">We have divided the scenes in Park house in 6 important moments. To<text:s/>read<text:s/>what happens in each moment you can<text:s/>click<text:s/>in<text:s/>the above legend.<text:s/></text:p>
      <text:p text:style-name="P21">Each circle represents a<text:s/>Character.<text:s/>In the Scene mode,<text:s/>we visualize who is staying longer<text:s/>in each room and the action they are performing.</text:p>
      <text:p text:style-name="P22">In the location<text:s/>mode, we summarize what are the<text:s/>rooms<text:s/>that appear the most in the film. Brushing over small time ranges in the menu you can see how the action evolves from place to place in the film.</text:p>
      <text:p text:style-name="P23">Also we<text:s/>have<text:s/>divided the house into 3 different<text:s/>floors: The<text:s/>second floor, where the Parks rooms are located. The first floor, where the living room and the garden are, and the Street and underground level.</text:p>
      <text:p text:style-name="P24">Across the film, the location that<text:s/>appears the most<text:s/>is the Living room.<text:s/>The secret Bunker, the Basement and Garden gain momentum as the film goes by.<text:s/></text:p>
      <text:p text:style-name="P25"/>
      <text:p text:style-name="P26">Now, feel free to play around with the house before moving forward.</text:p>
      <text:p text:style-name="P27"/>
      <text:p text:style-name="P28"/>
      <text:p text:style-name="P29">The character that introduces us to the house is<text:s/>Ki Woo, likewise he is the character<text:s/>with<text:s/>more<text:s/>screen time.<text:s/>If we counted<text:s/>the time that we see all the characters in the house,<text:s/>he accounts for a 15%.</text:p>
      <text:p text:style-name="P30">During scene 5, the Kims fantasize with the idea of being the owners of the house.<text:s/>Paradoxically,<text:s/>on a family level,<text:s/>they<text:s/>are the ones driving more screen time (47%) at the<text:s/>alien<text:s/>Parks’ house.<text:s/>What<text:s/>it<text:s/>is more interesting is to see what areas of the house the characters occupy.<text:s/></text:p>
      <text:p text:style-name="P31">As we descend in the house levels,<text:s/>Parks<text:s/>occupation decreases. They barely touch the lower levels of the<text:s/>House and Street.<text:s/>Leaving that for the lower social classes.</text:p>
      <text:p text:style-name="P32"><text:s/>(significant class status).</text:p>
      <text:p text:style-name="P33">The Kims have an even distribution among the house. (50%) Proving how well they have played their cards in this hoax. Coming from a poor background they reach the higuer levels of the house.</text:p>
      <text:p text:style-name="Normal"><text:span text:style-name="T34">Though as<text:s/></text:span><text:span text:style-name="T35">the film</text:span><text:span text:style-name="T36"><text:s/></text:span><text:span text:style-name="T37">goes by,</text:span><text:span text:style-name="T38"><text:s/>they tend to lead to the lower levels of the house (50</text:span><text:span text:style-name="T39">%</text:span><text:span text:style-name="T40"><text:s/>8</text:span><text:span text:style-name="T41">th</text:span><text:span text:style-name="T42"><text:s/>scene</text:span><text:span text:style-name="T43">-</text:span><text:span text:style-name="T44"><text:s/></text:span><text:span text:style-name="T45">42% 9th scene</text:span><text:span text:style-name="T46"><text:s/>&amp;</text:span><text:span text:style-name="T47"><text:s/>100% on last scen</text:span><text:span text:style-name="T48">e</text:span><text:span text:style-name="T49">)<text:s/></text:span><text:span text:style-name="T50">Proving the<text:s/></text:span><text:span text:style-name="T51">instability</text:span><text:span text:style-name="T52"><text:s/>of their game.</text:span></text:p>
      <text:p text:style-name="P53"/>
      <text:p text:style-name="P54">Movement of the character is key to explain their class.<text:s/></text:p>
      <text:p text:style-name="P55">We have defined several actions performed by the characters: Up &amp; down: when characters are using stairs. Static when characters don’t move either because of a conversation of leisure, move &amp; hiding.</text:p>
      <text:p text:style-name="P56">The characters that go up/down more often are Geun Se and Moon Gwang. Either because they work in the service or because they want to escape from the lower levels.</text:p>
      <text:list text:style-name="LFO8" text:continue-numbering="true">
        <text:list-item>
          <text:list>
            <text:list-item>
              <text:list>
                <text:list-item>
                  <text:p text:style-name="P57">Poor families move up and down the most. Trying to<text:s/>escalate<text:s/>as much as possible from inferior levels</text:p>
                </text:list-item>
              </text:list>
            </text:list-item>
          </text:list>
        </text:list-item>
      </text:list>
      <text:p text:style-name="P58"/>
      <text:p text:style-name="P59">Parks tend to be static in the second floor, the floor where. On the other hand Geun Se and Moon Gwang stays the longest on the lower levels of the house.<text:s/></text:p>
      <text:p text:style-name="P60">Whereas the<text:s/>Static concentration of rich Parks is in the upper parts of the house. The first stays static the most in level=0<text:s/>eiher because they have been locked. Tis is caused by their condition of servants.</text:p>
      <text:list text:style-name="LFO7" text:continue-numbering="true">
        <text:list-item>
          <text:p text:style-name="P61">Level 1 Works as a melting point.</text:p>
        </text:list-item>
      </text:list>
      <text:p text:style-name="P62"/>
      <text:p text:style-name="P63">Across the film,<text:s/>Parks<text:s/>and Geun Se’s families tend to be the more Static. Though a closer analysis on their occupation reveals a different reality. Parks<text:s/>tend to be static in the Second floor, the floor where. On the other hand,<text:s/>Geun Se and Moon Gwang stays the longest on the lower levels of the house.</text:p>
      <text:p text:style-name="P64"/>
      <text:p text:style-name="P65"/>
      <text:p text:style-name="P66"/>
      <text:p text:style-name="P67"/>
      <text:p text:style-name="P68"/>
      <text:p text:style-name="P69"/>
      <text:p text:style-name="P70"/>
      <text:p text:style-name="P71"><text:s/></text:p>
      <text:p text:style-name="P72">1.</text:p>
      <text:p text:style-name="P73">Following a friend’s referral, Kim Ki Woo arrives at the Parks’ House with a fake English diploma. He plans to become the English teacher of Da Hye, the daughter of the wealthy Park family. He is received by Moon Gwang the loyal housekeeper who guides him in the impressive building. In this first scene, we also meet Mrs. Park, Yeon Kyo, and her two children.<text:s/></text:p>
      <text:p text:style-name="P74">After a successful English class trial, Ki Woo is hired. At the end of the scene, Yeon Kyo chats with him about the artistic skills of Da Song, her son. On his way out, Ki Woo proposes her to contact an art teacher that could boost all his potential. The lie starts growing.</text:p>
      <text:p text:style-name="P75">2.</text:p>
      <text:p text:style-name="P76">Ki Woo brings his sister Ki Jung to Parks’ house to play as an art teacher called Jessica. After her trial class, she convinces Yeon Kyo to hire her as art therapy teacher to help Da Song to overcome his childhood traumas. Meanwhile, Da Hye and Ki Woo starts flirting during the English class. At the end of the scene, Mr. Park, the busy family business man, is introduced and offers Jessica to bring her home driven by the family chauffer. On her way back, she leaves her underwear into Mr. Park’s car.</text:p>
      <text:p text:style-name="P77">3.</text:p>
      <text:p text:style-name="P78">Mr. Park discovers Jessica’s underwear under the seat and thinks that his chauffer is having sexual encounters in his car. He discusses about it with Yeon Kyo in the Kitchen. Ki Jung spies the conversation from the first-floor stairs. On her way out of the house, Yeon Kyo mentions her that the old chauffer has been fired. Then, Ki Jung seizes the opportunity to refer a new chauffer: her father, Ki Taek.</text:p>
      <text:p text:style-name="P79">4.</text:p>
      <text:p text:style-name="P80">Only one of the Kims’, Chung Sook, is left to be included in the Parks’ house hoax. To do so, they have to find the way of firing Moon Gwang, the loyal housekeeper. During an English class, Da Hye confesses to Ki Woo about the forbidden fruit in the house: peaches. Moon Gwang has extreme allergy reactions to them. <text:s/>This revelation triggers a coordinated family plot to make Yeon Kyo believe that the housekeeper has Tuberculosis. By inoculating peach skin to her, she ends up with that brings her to the hospital. This scene culminates when Yeon Kyo and Ki Taek arrive home and discover a 'bleeding' napkin in the trash. Moon Gwang is fired and Chung Sook takes the position as house keeper.</text:p>
      <text:p text:style-name="P81">5.</text:p>
      <text:soft-page-break/>
      <text:p text:style-name="P82">Everything seems to go well for the Kims. Their scam has led them to be all employed for the Parks.<text:s/></text:p>
      <text:p text:style-name="P83">The Parks decide to go camping and leave the house under the supervision of Chung Sook. This is the perfect excuse for the Kims to live for a night as if they were the owners of the house. In a long conversation in the living room, they drink, fantasize and reflect on their reality. Suddenly someone pushes the intercom button.</text:p>
      <text:p text:style-name="P84">6.</text:p>
      <text:p text:style-name="P85">Moon Gwang, the fired housekeeper has returned to the house. She wants to pick up something that she has forgotten in the Basement. In this scene, we discover the secret bunker under the basement where Moon Gwang has been hiding her husband Geun Se for a long time. In a plot twist, the Kims are exposed and become the hostages of Moon Gwang and Geun Se. After a fierce fight in the living room there is a sudden call: the Parks have cancelled their camping because of the rain. They will arrive at home in 8 minutes and they want Ram-Don. The Kims gain momentum again and lock Geun Se and Moon Gwang in the basement.<text:s/></text:p>
      <text:p text:style-name="P86"><text:s/>After a quick cleaning, Ki Taek, Ki Jung and Ki Woo hide under the Living room’s table while Yeon Kyo and Mr. Park sleep in the coach guarding Da Song who has decided to camp in the garden overnight. In the middle of the night, they manage to scape and return to their flooded house.</text:p>
      <text:p text:style-name="P87"/>
      <text:p text:style-name="P88">7.<text:s/></text:p>
      <text:p text:style-name="P89">The Parks celebrate Da Song birthday in the garden. Geun Se sets the spark when he escapes from the cave and revenges the death of his wife. The party turns into a battle field with several casualties. As a result, Ki Taek has to escape after stabbing Mr. Park.<text:s/></text:p>
      <text:p text:style-name="P90">8.</text:p>
      <text:p text:style-name="P91">In the epilogue, we see how Ki Taek has become the new inhabitant of the bunker. In the final scene, Ki Woo fantasizes with getting rich to buy the house and reunite the family. In the last scene Ki Woo, Chung Sook and Ki Taek hug in the garden. Fade out and reality hits again.</text:p>
      <text:p text:style-name="P92"/>
      <text:p text:style-name="Normal"><text:span text:style-name="T9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Arial"/>
    </style:style>
    <style:style style:name="WW_CharLFO2LVL2" style:family="text">
      <style:text-properties style:font-name="Arial"/>
    </style:style>
    <style:style style:name="WW_CharLFO2LVL3" style:family="text">
      <style:text-properties style:font-name="Arial"/>
    </style:style>
    <style:style style:name="WW_CharLFO2LVL4" style:family="text">
      <style:text-properties style:font-name="Arial"/>
    </style:style>
    <style:style style:name="WW_CharLFO2LVL5" style:family="text">
      <style:text-properties style:font-name="Arial"/>
    </style:style>
    <style:style style:name="WW_CharLFO2LVL6" style:family="text">
      <style:text-properties style:font-name="Arial"/>
    </style:style>
    <style:style style:name="WW_CharLFO2LVL7" style:family="text">
      <style:text-properties style:font-name="Arial"/>
    </style:style>
    <style:style style:name="WW_CharLFO2LVL8" style:family="text">
      <style:text-properties style:font-name="Arial"/>
    </style:style>
    <style:style style:name="WW_CharLFO2LVL9" style:family="text">
      <style:text-properties style:font-name="Arial"/>
    </style:style>
    <style:style style:name="WW_CharLFO3LVL1" style:family="text">
      <style:text-properties style:font-name="Arial"/>
    </style:style>
    <style:style style:name="WW_CharLFO3LVL2" style:family="text">
      <style:text-properties style:font-name="Arial"/>
    </style:style>
    <style:style style:name="WW_CharLFO3LVL3" style:family="text">
      <style:text-properties style:font-name="Arial"/>
    </style:style>
    <style:style style:name="WW_CharLFO3LVL4" style:family="text">
      <style:text-properties style:font-name="Arial"/>
    </style:style>
    <style:style style:name="WW_CharLFO3LVL5" style:family="text">
      <style:text-properties style:font-name="Arial"/>
    </style:style>
    <style:style style:name="WW_CharLFO3LVL6" style:family="text">
      <style:text-properties style:font-name="Arial"/>
    </style:style>
    <style:style style:name="WW_CharLFO3LVL7" style:family="text">
      <style:text-properties style:font-name="Arial"/>
    </style:style>
    <style:style style:name="WW_CharLFO3LVL8" style:family="text">
      <style:text-properties style:font-name="Arial"/>
    </style:style>
    <style:style style:name="WW_CharLFO3LVL9" style:family="text">
      <style:text-properties style:font-name="Arial"/>
    </style:style>
    <style:style style:name="WW_CharLFO4LVL1" style:family="text">
      <style:text-properties style:font-name="Arial"/>
    </style:style>
    <style:style style:name="WW_CharLFO4LVL2" style:family="text">
      <style:text-properties style:font-name="Arial"/>
    </style:style>
    <style:style style:name="WW_CharLFO4LVL3" style:family="text">
      <style:text-properties style:font-name="Arial"/>
    </style:style>
    <style:style style:name="WW_CharLFO4LVL4" style:family="text">
      <style:text-properties style:font-name="Arial"/>
    </style:style>
    <style:style style:name="WW_CharLFO4LVL5" style:family="text">
      <style:text-properties style:font-name="Arial"/>
    </style:style>
    <style:style style:name="WW_CharLFO4LVL6" style:family="text">
      <style:text-properties style:font-name="Arial"/>
    </style:style>
    <style:style style:name="WW_CharLFO4LVL7" style:family="text">
      <style:text-properties style:font-name="Arial"/>
    </style:style>
    <style:style style:name="WW_CharLFO4LVL8" style:family="text">
      <style:text-properties style:font-name="Arial"/>
    </style:style>
    <style:style style:name="WW_CharLFO4LVL9" style:family="text">
      <style:text-properties style:font-name="Arial"/>
    </style:style>
    <style:style style:name="WW_CharLFO5LVL1" style:family="text">
      <style:text-properties style:font-name="Arial"/>
    </style:style>
    <style:style style:name="WW_CharLFO5LVL2" style:family="text">
      <style:text-properties style:font-name="Arial"/>
    </style:style>
    <style:style style:name="WW_CharLFO5LVL3" style:family="text">
      <style:text-properties style:font-name="Arial"/>
    </style:style>
    <style:style style:name="WW_CharLFO5LVL4" style:family="text">
      <style:text-properties style:font-name="Arial"/>
    </style:style>
    <style:style style:name="WW_CharLFO5LVL5" style:family="text">
      <style:text-properties style:font-name="Arial"/>
    </style:style>
    <style:style style:name="WW_CharLFO5LVL6" style:family="text">
      <style:text-properties style:font-name="Arial"/>
    </style:style>
    <style:style style:name="WW_CharLFO5LVL7" style:family="text">
      <style:text-properties style:font-name="Arial"/>
    </style:style>
    <style:style style:name="WW_CharLFO5LVL8" style:family="text">
      <style:text-properties style:font-name="Arial"/>
    </style:style>
    <style:style style:name="WW_CharLFO5LVL9" style:family="text">
      <style:text-properties style:font-name="Arial"/>
    </style:style>
    <style:style style:name="WW_CharLFO6LVL1" style:family="text">
      <style:text-properties style:font-name="Arial"/>
    </style:style>
    <style:style style:name="WW_CharLFO6LVL2" style:family="text">
      <style:text-properties style:font-name="Arial"/>
    </style:style>
    <style:style style:name="WW_CharLFO6LVL3" style:family="text">
      <style:text-properties style:font-name="Arial"/>
    </style:style>
    <style:style style:name="WW_CharLFO6LVL4" style:family="text">
      <style:text-properties style:font-name="Arial"/>
    </style:style>
    <style:style style:name="WW_CharLFO6LVL5" style:family="text">
      <style:text-properties style:font-name="Arial"/>
    </style:style>
    <style:style style:name="WW_CharLFO6LVL6" style:family="text">
      <style:text-properties style:font-name="Arial"/>
    </style:style>
    <style:style style:name="WW_CharLFO6LVL7" style:family="text">
      <style:text-properties style:font-name="Arial"/>
    </style:style>
    <style:style style:name="WW_CharLFO6LVL8" style:family="text">
      <style:text-properties style:font-name="Arial"/>
    </style:style>
    <style:style style:name="WW_CharLFO6LVL9" style:family="text">
      <style:text-properties style:font-name="Arial"/>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style style:name="WW_CharLFO8LVL1" style:family="text">
      <style:text-properties style:font-name="Arial"/>
    </style:style>
    <style:style style:name="WW_CharLFO8LVL2" style:family="text">
      <style:text-properties style:font-name="Arial"/>
    </style:style>
    <style:style style:name="WW_CharLFO8LVL3" style:family="text">
      <style:text-properties style:font-name="Arial"/>
    </style:style>
    <style:style style:name="WW_CharLFO8LVL4" style:family="text">
      <style:text-properties style:font-name="Arial"/>
    </style:style>
    <style:style style:name="WW_CharLFO8LVL5" style:family="text">
      <style:text-properties style:font-name="Arial"/>
    </style:style>
    <style:style style:name="WW_CharLFO8LVL6" style:family="text">
      <style:text-properties style:font-name="Arial"/>
    </style:style>
    <style:style style:name="WW_CharLFO8LVL7" style:family="text">
      <style:text-properties style:font-name="Arial"/>
    </style:style>
    <style:style style:name="WW_CharLFO8LVL8" style:family="text">
      <style:text-properties style:font-name="Arial"/>
    </style:style>
    <style:style style:name="WW_CharLFO8LVL9" style:family="text">
      <style:text-properties style:font-name="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4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vier San Miguel</meta:initial-creator>
    <dc:creator>Javier San Miguel</dc:creator>
    <meta:creation-date>2020-11-12T19:54:00Z</meta:creation-date>
    <dc:date>2020-11-20T11:17:00Z</dc:date>
    <meta:template xlink:href="Normal" xlink:type="simple"/>
    <meta:editing-cycles>11</meta:editing-cycles>
    <meta:editing-duration>PT248160S</meta:editing-duration>
    <meta:document-statistic meta:page-count="4" meta:paragraph-count="18" meta:word-count="1405" meta:character-count="9116" meta:row-count="64" meta:non-whitespace-character-count="7729"/>
  </office:meta>
</office:document-meta>
</file>